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17in"/>
    </style:style>
    <style:style style:name="co2" style:family="table-column">
      <style:table-column-properties fo:break-before="auto" style:column-width="4.0382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0.5783in"/>
    </style:style>
    <style:style style:name="co5" style:family="table-column">
      <style:table-column-properties fo:break-before="auto" style:column-width="2.2866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5.7327in"/>
    </style:style>
    <style:style style:name="co10" style:family="table-column">
      <style:table-column-properties fo:break-before="auto" style:column-width="1.0146in"/>
    </style:style>
    <style:style style:name="co11" style:family="table-column">
      <style:table-column-properties fo:break-before="auto" style:column-width="2.297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3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false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able_linear_gwas_hormones_prote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xecu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cohort_sort</text:p>
          </table:table-cell>
          <table:table-cell office:value-type="string" calcext:value-type="string">
            <text:p>dependence</text:p>
          </table:table-cell>
          <table:table-cell office:value-type="string" calcext:value-type="string">
            <text:p>dependence_sor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el_sort</text:p>
          </table:table-cell>
          <table:table-cell office:value-type="string" calcext:value-type="string">
            <text:p>independence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model_not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day_length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male_priority_male_vitamin_d_imputation_log</text:p>
          </table:table-cell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sex_y; age; body_log; medication_vitamin_d; alteration_sex_hormone; day_length; region; genotype_array_axiom; genotype_pc_[1-10]</text:p>
          </table:table-cell>
          <table:table-cell table:style-name="ce1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ale_priority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amin_d_detection_plink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_mal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8"/>
          <table:table-cell table:style-name="ce2" table:number-columns-repeated="2"/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day_length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female_vitamin_d_imputation_log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opause_ordinal; age; body_log; medication_vitamin_d; alteration_sex_hormone; day_length; region; genotype_array_axiom; genotype_pc_[1-10]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bumin_imputation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log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roid_globulin_imputation_log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log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log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log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imputation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bioavailable_imputation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estradiol_free_imputatio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day_length; region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emale_menstruation_regu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menstruation_phase_cycle; menopause_ordinal; age; body_log; medication_vitamin_d; alteration_sex_hormone; day_length; region; genotype_array_axiom; genotype_pc_[1-10]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log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day_length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able_male_vitamin_d_imputation_log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tamin_d_imputation_lo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age; body_log; medication_vitamin_d; alteration_sex_hormone; day_length; region; genotype_array_axiom; genotype_pc_[1-10]</text:p>
          </table:table-cell>
          <table:table-cell office:value-type="float" office:value="17" calcext:value-type="float">
            <text:p>1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20:42:30.483565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30T21:52:44.872302239</dc:date>
    <meta:editing-duration>PT4H12S</meta:editing-duration>
    <meta:editing-cycles>23</meta:editing-cycles>
    <meta:generator>LibreOffice/6.4.7.2$Linux_X86_64 LibreOffice_project/40$Build-2</meta:generator>
    <meta:document-statistic meta:table-count="1" meta:cell-count="158" meta:object-count="0"/>
  </office:meta>
</office:document-meta>
</file>